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1 life leech per hit</text:p>
      <text:p text:style-name="P8"><text:s text:c="2"/>Points: 5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Jetpack</text:p>
      <text:p text:style-name="P8"><text:s text:c="2"/>-Gives you a jetpack you can fire to hover in place</text:p>
      <text:p text:style-name="P8"><text:s text:c="2"/>Points: 1</text:p>
      <text:p text:style-name="P8"/>
      <text:p text:style-name="P8">CC reduction (unlockable)</text:p>
      <text:p text:style-name="P8"><text:s text:c="2"/>+20% CC Reduction</text:p>
      <text:p text:style-name="P8"><text:s text:c="2"/>Points: 3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17M34S</meta:editing-duration>
    <meta:editing-cycles>59</meta:editing-cycles>
    <meta:generator>OpenOffice.org/3.4.1$Win32 OpenOffice.org_project/341m1$Build-9593</meta:generator>
    <dc:date>2014-11-05T23:55:38.37</dc:date>
    <meta:document-statistic meta:table-count="0" meta:image-count="0" meta:object-count="0" meta:page-count="4" meta:paragraph-count="114" meta:word-count="589" meta:character-count="4181"/>
    <meta:user-defined meta:name="Info 1"/>
    <meta:user-defined meta:name="Info 2"/>
    <meta:user-defined meta:name="Info 3"/>
    <meta:user-defined meta:name="Info 4"/>
  </office:meta>
</office:document-meta>
</file>